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line draw:style-name="gr1" draw:layer="layout" svg:x1="0.167cm" svg:y1="0cm" svg:x2="0.167cm" svg:y2="0.5cm">
            <text:p/>
          </draw:line>
          <draw:rect draw:style-name="gr2" draw:layer="layout" svg:width="0.333cm" svg:height="1cm" svg:x="0cm" svg:y="0.5cm">
            <text:p/>
          </draw:rect>
          <draw:line draw:style-name="gr1" draw:layer="layout" svg:x1="0.167cm" svg:y1="1.5cm" svg:x2="0.16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Resistor (European)</dc:title>
    <meta:creation-date>2011-02-07T17:04:0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